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ula1" style:family="table">
      <style:table-properties style:width="17cm" fo:margin-left="0cm" table:align="left"/>
    </style:style>
    <style:style style:name="Taula1.A" style:family="table-column">
      <style:table-column-properties style:column-width="4.251cm"/>
    </style:style>
    <style:style style:name="Taula1.C" style:family="table-column">
      <style:table-column-properties style:column-width="4.249cm"/>
    </style:style>
    <style:style style:name="Taula1.A1" style:family="table-cell">
      <style:table-cell-properties fo:background-color="#2a6099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C1" style:family="table-cell">
      <style:table-cell-properties fo:background-color="#2a6099" fo:padding="0.097cm" fo:border="0.5pt solid #000000" style:writing-mode="lr-tb">
        <style:background-image/>
      </style:table-cell-properties>
    </style:style>
    <style:style style:name="Tau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C2" style:family="table-cell">
      <style:table-cell-properties fo:background-color="#2a6099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u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ula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B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ula1.D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Pie_20_de_20_página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rsid="001b8ff3" officeooo:paragraph-rsid="001b8ff3"/>
    </style:style>
    <style:style style:name="P4" style:family="paragraph" style:parent-style-name="Table_20_Contents">
      <style:text-properties style:font-name="Arial" officeooo:rsid="001b8ff3" officeooo:paragraph-rsid="001b8ff3"/>
    </style:style>
    <style:style style:name="P5" style:family="paragraph" style:parent-style-name="Table_20_Contents">
      <style:text-properties fo:color="#ffffff" loext:opacity="100%" style:font-name="Arial" fo:font-weight="bold" style:font-weight-asian="bold" style:font-weight-complex="bold"/>
    </style:style>
    <style:style style:name="P6" style:family="paragraph" style:parent-style-name="Table_20_Contents">
      <style:text-properties fo:color="#000000" loext:opacity="100%" style:font-name="Arial" fo:font-weight="normal" style:font-weight-asian="normal" style:font-weight-complex="normal"/>
    </style:style>
    <style:style style:name="P7" style:family="paragraph" style:parent-style-name="Table_20_Contents">
      <style:text-properties fo:color="#000000" loext:opacity="100%" style:font-name="Arial" fo:font-weight="normal" officeooo:rsid="001b8ff3" officeooo:paragraph-rsid="001b8ff3" style:font-weight-asian="normal" style:font-weight-complex="normal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officeooo:rsid="001bd70f"/>
    </style:style>
    <style:style style:name="T4" style:family="text">
      <style:text-properties officeooo:rsid="001ccb8d"/>
    </style:style>
    <style:style style:name="T5" style:family="text">
      <style:text-properties officeooo:rsid="001e3c99"/>
    </style:style>
    <style:style style:name="T6" style:family="text">
      <style:text-properties fo:text-transform="uppercase" fo:color="#ffffff" loext:opacity="100%"/>
    </style:style>
    <style:style style:name="gr1" style:family="graphic">
      <style:graphic-properties draw:stroke="none" draw:fill="solid" draw:fill-color="#4472c4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 1. Tipos de Software</text:p>
      <text:p text:style-name="P2"/>
      <text:p text:style-name="Standard"><text:span text:style-name="Fuente_20_de_20_párrafo_20_predeter."><text:span text:style-name="T2">Apartado 1. </text:span></text:span><text:span text:style-name="Fuente_20_de_20_párrafo_20_predeter."><text:span text:style-name="T1">busca información en Internet sobre </text:span></text:span><text:span text:style-name="Fuente_20_de_20_párrafo_20_predeter."><text:span text:style-name="T2">Richard Stallman</text:span></text:span><text:span text:style-name="Fuente_20_de_20_párrafo_20_predeter."><text:span text:style-name="T1"> y su proyecto </text:span></text:span><text:span text:style-name="Fuente_20_de_20_párrafo_20_predeter."><text:span text:style-name="T2">GNU</text:span></text:span><text:span text:style-name="Fuente_20_de_20_párrafo_20_predeter."><text:span text:style-name="T1">. Explica en dos o tres párrafos quién es y de que se trata el proyecto. (No más de 100 palabras).</text:span></text:span></text:p>
      <text:p text:style-name="Standard"><text:span text:style-name="Fuente_20_de_20_párrafo_20_predeter.">El Proyecto GNU se fundó en septiembre de 1983 por Richard M. Stallman para crear un sistema operativo completo de Software Libre.</text:span></text:p>
      <text:p text:style-name="Standard"><text:span text:style-name="Fuente_20_de_20_párrafo_20_predeter."/></text:p>
      <text:p text:style-name="Standard"><text:span text:style-name="Fuente_20_de_20_párrafo_20_predeter.">El Proyecto GNU consta de una serie de pequeños subproyectos mantenidos por voluntarios, empresas o combinaciones de ambos. Estos subproyectos también se denominan «Proyectos de GNU» o «Paquetes GNU». </text:span></text:p>
      <text:p text:style-name="P2"/>
      <text:p text:style-name="Standard"><text:span text:style-name="Fuente_20_de_20_párrafo_20_predeter."><text:span text:style-name="T2">Apartado 2</text:span></text:span><text:span text:style-name="Fuente_20_de_20_párrafo_20_predeter."><text:span text:style-name="T1">. Busca un ejemplo de software para cada una de las licencias vistas.</text:span></text:span></text:p>
      <text:p text:style-name="P3">Sofware libre: llibreofice</text:p>
      <text:p text:style-name="P3"><text:span text:style-name="T3">S</text:span>oftware propietario: discord</text:p>
      <text:p text:style-name="P3">Copyleft: GNU</text:p>
      <text:p text:style-name="P3">Dominio publico:sqlite</text:p>
      <text:p text:style-name="P3"><text:span text:style-name="T3">S</text:span>in copyleft: freeBSD</text:p>
      <text:p text:style-name="P3">Mozilla public license: mozila firefox</text:p>
      <text:p text:style-name="P3"/>
      <text:p text:style-name="P2"/>
      <text:p text:style-name="Standard"><text:span text:style-name="Fuente_20_de_20_párrafo_20_predeter."><text:span text:style-name="T2">Apartado3. </text:span></text:span><text:span text:style-name="Fuente_20_de_20_párrafo_20_predeter."><text:span text:style-name="T1">Rellena esta tabla con ejemplos de cada tipo de Software según su propósito.</text:span></text:span></text:p>
      <text:p text:style-name="P2"/>
      <table:table table:name="Taula1" table:style-name="Taula1">
        <table:table-column table:style-name="Taula1.A" table:number-columns-repeated="2"/>
        <table:table-column table:style-name="Taula1.C" table:number-columns-repeated="2"/>
        <table:table-row>
          <table:table-cell table:style-name="Taula1.A1" office:value-type="string">
            <text:p text:style-name="P5">Base</text:p>
          </table:table-cell>
          <table:table-cell table:style-name="Taula1.A1" office:value-type="string">
            <text:p text:style-name="P5">De desarrollo</text:p>
          </table:table-cell>
          <table:table-cell table:style-name="Taula1.C1" table:number-columns-spanned="2" office:value-type="string">
            <text:p text:style-name="P5">Aplicación</text:p>
          </table:table-cell>
          <table:covered-table-cell/>
        </table:table-row>
        <table:table-row>
          <table:table-cell table:style-name="Taula1.A2" table:number-rows-spanned="7" office:value-type="string">
            <text:p text:style-name="P4">Windows</text:p>
            <text:p text:style-name="P4"><text:span text:style-name="T5">L</text:span>inux</text:p>
            <text:p text:style-name="P4"><text:span text:style-name="T5">A</text:span>ndroid</text:p>
            <text:p text:style-name="P4"><text:span text:style-name="T5">U</text:span>nity</text:p>
          </table:table-cell>
          <table:table-cell table:style-name="Taula1.B2" table:number-rows-spanned="7" office:value-type="string">
            <text:p text:style-name="P4">Visual studio</text:p>
            <text:p text:style-name="P4"><text:span text:style-name="T5">E</text:span>clipse</text:p>
            <text:p text:style-name="P4"><text:span text:style-name="T5">A</text:span>ndroid studio</text:p>
            <text:p text:style-name="P4"><text:span text:style-name="T5">U</text:span>nity edition</text:p>
          </table:table-cell>
          <table:table-cell table:style-name="Taula1.C2" office:value-type="string">
            <text:p text:style-name="P5">Ofimático</text:p>
          </table:table-cell>
          <table:table-cell table:style-name="Taula1.D2" office:value-type="string">
            <text:p text:style-name="P7">Llibre <text:span text:style-name="T4">Of</text:span>fice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Empresarial</text:p>
          </table:table-cell>
          <table:table-cell table:style-name="Taula1.D3" office:value-type="string">
            <text:p text:style-name="P7"><text:span text:style-name="T3">O</text:span>racle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Diseño</text:p>
          </table:table-cell>
          <table:table-cell table:style-name="Taula1.D4" office:value-type="string">
            <text:p text:style-name="P7">Gimp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Navegadores</text:p>
          </table:table-cell>
          <table:table-cell table:style-name="Taula1.D5" office:value-type="string">
            <text:p text:style-name="P7"><text:span text:style-name="T3">G</text:span>oogle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Seguridad</text:p>
          </table:table-cell>
          <table:table-cell table:style-name="Taula1.D6" office:value-type="string">
            <text:p text:style-name="P7">Avast free antivirus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Juegos</text:p>
          </table:table-cell>
          <table:table-cell table:style-name="Taula1.D7" office:value-type="string">
            <text:p text:style-name="P7"><text:span text:style-name="T3">M</text:span>inecraft</text:p>
            <text:p text:style-name="P6"/>
          </table:table-cell>
        </table:table-row>
        <table:table-row>
          <table:covered-table-cell table:style-name="Taula1.A2"/>
          <table:covered-table-cell table:style-name="Taula1.B2"/>
          <table:table-cell table:style-name="Taula1.C2" office:value-type="string">
            <text:p text:style-name="P5">Otros:</text:p>
          </table:table-cell>
          <table:table-cell table:style-name="Taula1.D8" office:value-type="string">
            <text:p text:style-name="P7">Skipe</text:p>
            <text:p text:style-name="P6"/>
          </table:table-cell>
        </table:table-row>
      </table:table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Encabezado_20_Car" style:display-name="Encabezado Car" style:family="text" style:parent-style-name="Fuente_20_de_20_párrafo_20_predeter.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MP3" style:family="paragraph" style:parent-style-name="Pie_20_de_20_página">
      <style:paragraph-properties fo:text-align="center" style:justify-single-word="false"/>
    </style:style>
    <style:style style:name="MT1" style:family="text">
      <style:text-properties fo:text-transform="uppercase" fo:color="#ffffff" loext:opacity="100%"/>
    </style:style>
    <style:style style:name="MT2" style:family="text">
      <style:text-properties style:font-name="Arial" fo:font-weight="bold" style:font-weight-asian="bold" style:font-weight-complex="bold"/>
    </style:style>
    <style:style style:name="Mgr1" style:family="graphic">
      <style:graphic-properties draw:stroke="none" draw:fill="solid" draw:fill-color="#4472c4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custom-shape text:anchor-type="paragraph" draw:z-index="0" draw:name="Rectángulo 63" draw:style-name="Mgr1" draw:text-style-name="MP2" svg:width="16.528cm" svg:height="0.765cm" svg:x="0cm" svg:y="-0.007cm"><text:p text:style-name="MP1"><text:span text:style-name="MT1">Sistemas Informáticos- Aplicaciones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2"/>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Sistemas Informáticos- Aplicaciones</dc:title>
    <meta:creation-date>2023-10-17T10:59:00Z</meta:creation-date>
    <dc:date>2024-10-10T09:15:22.955641046</dc:date>
    <meta:editing-cycles>7</meta:editing-cycles>
    <meta:editing-duration>PT39M</meta:editing-duration>
    <meta:document-statistic meta:table-count="1" meta:image-count="0" meta:object-count="0" meta:page-count="1" meta:paragraph-count="38" meta:word-count="168" meta:character-count="1076" meta:non-whitespace-character-count="945"/>
    <meta:template xlink:type="simple" xlink:actuate="onRequest" xlink:title="" xlink:href="Normal.dotm"/>
  </office:meta>
</office:document-meta>
</file>